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alibri" svg:font-family="Calibri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style:font-name="Calibri" fo:font-size="12pt"/>
    </style:style>
    <style:style style:name="T3" style:family="text">
      <style:text-properties officeooo:rsid="00030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</text:span>on respecto a las tarifas del parqueadero con solo ingresar al parqueadero genera recibo y se cobra la tarifa mínima y se cobra la hora  que es de $ 2000 la hora, pasados los primeros 15 minutos se cobra el primer recargo de $ 500 hasta la segunda hora </text:p>
      <text:p text:style-name="P1">lo mismo para la motocicleta tarifa mínima de $ 1000 la hora, pasados los primeros 15 minutos se cobraría el recargo de $ 300 hasta la segunda hora</text:p>
      <text:p text:style-name="P1">el primer turno empieza a las 7 a.m. y termina a la 1 p.m. en ese primer turno se cobra $ 3500 por vehículo y $ 2000 por motocicleta</text:p>
      <text:p text:style-name="P1">el segundo turno empieza a la 1 p.m. y termina a las 7 p.m. en ese  segundo turno se cobra $ 3500 por vehículo y $ 2000 por motocicleta </text:p>
      <text:p text:style-name="P1">el tercero turno empieza a las 7 p.m. y termina a las 7 a.m. en ese tercer turno se cobra $ 7000 por vehículo y $ 4000 por motocicleta</text:p>
      <text:p text:style-name="P1">ej: si un vehículo ingresa  a las 7 a.m. y sale a  8:30 a.m. hasta las 9 a.m. se cobraría $2500 o si sale a las 9:15 hasta las 10 se cobraría $ 2700 mas o menos esa es la idea hasta completar los $ 3500 <text:span text:style-name="T1"> </text:span><text:span text:style-name="T2">y el mismo ejemplo par la motocicleta </text:span></text:p>
      <text:p text:style-name="P2"/>
      <text:p text:style-name="P2">el programa tiene que promediar a partir de la segunda hora por vehículo y motocicleta en los dos turnos del día y el de la noche que es mas largo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alibri" svg:font-family="Calibri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43:59.744097969</meta:creation-date>
    <dc:date>2019-02-25T16:55:28.244404209</dc:date>
    <meta:editing-duration>PT1H1M1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247" meta:character-count="1192" meta:non-whitespace-character-count="943"/>
  </office:meta>
</office:document-meta>
</file>